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baseMaxValueIncrementer.getIdentity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MaxValueIncrementer.Sybas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baseMaxValueIncrementer.getIncremen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MaxValueIncrementer.Sybase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